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BM Plex Sans" svg:font-family="'IBM Plex Sans', 'Helvetica Neue', Arial, sans-serif"/>
    <style:font-face style:name="Lohit Devanagari1" svg:font-family="'Lohit Devanagari'"/>
    <style:font-face style:name="Times New Roman" svg:font-family="'Times New Roman'"/>
    <style:font-face style:name="Verdana" svg:font-family="Verdana, Arial, Helvetica, sans-serif"/>
    <style:font-face style:name="euclid circular a" svg:font-family="'euclid circular a', arial, 'source sans pro', 'helvetica neue', helvetica, arial, sans-serif"/>
    <style:font-face style:name="monospace" svg:font-family="monospace, courier"/>
    <style:font-face style:name="Nimbus Mono PS" svg:font-family="'Nimbus Mono PS'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>
      <style:paragraph-properties fo:margin-left="0cm" fo:margin-right="0cm" fo:line-height="115%" fo:text-align="justify" style:justify-single-word="false" fo:text-indent="0cm" style:auto-text-indent="false"/>
      <style:text-properties fo:font-style="normal" officeooo:paragraph-rsid="001f8304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Ubuntu" fo:font-size="72pt" fo:font-style="normal" fo:font-weight="bold" officeooo:rsid="001acb33" officeooo:paragraph-rsid="001f8304" style:font-size-asian="72pt" style:font-style-asian="normal" style:font-weight-asian="bold" style:font-size-complex="72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20pt" fo:font-style="normal" fo:font-weight="bold" officeooo:rsid="001acb33" officeooo:paragraph-rsid="001f8304" style:font-size-asian="20pt" style:font-style-asian="normal" style:font-weight-asian="bold" style:font-size-complex="20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officeooo:paragraph-rsid="001f8304" style:font-style-asian="normal" style:font-style-complex="normal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Ubuntu" fo:font-size="16pt" fo:font-style="normal" fo:font-weight="bold" officeooo:rsid="001f8304" officeooo:paragraph-rsid="001f8304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Ubuntu" fo:font-size="16pt" fo:font-style="normal" fo:font-weight="bold" officeooo:rsid="001f8304" officeooo:paragraph-rsid="0028cf89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Ubuntu" fo:font-size="16pt" fo:font-style="normal" fo:font-weight="bold" officeooo:rsid="001f8304" officeooo:paragraph-rsid="001f8304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Ubuntu" fo:font-size="14pt" fo:font-style="normal" fo:font-weight="normal" officeooo:rsid="001f8304" officeooo:paragraph-rsid="001f8304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1f8304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officeooo:paragraph-rsid="002c27cb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Ubuntu Mono" fo:font-size="14pt" fo:font-style="normal" fo:font-weight="normal" officeooo:rsid="001f8304" officeooo:paragraph-rsid="001f8304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Ubuntu Mono" fo:font-size="14pt" fo:font-style="normal" fo:font-weight="normal" officeooo:rsid="001f8304" officeooo:paragraph-rsid="002c27cb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Ubuntu Mono" fo:font-size="14pt" officeooo:paragraph-rsid="0028cf89"/>
    </style:style>
    <style:style style:name="P14" style:family="paragraph" style:parent-style-name="Standard">
      <style:paragraph-properties fo:margin-left="0cm" fo:margin-right="0cm" fo:line-height="115%" fo:text-align="justify" style:justify-single-word="false" fo:text-indent="0cm" style:auto-text-indent="false"/>
      <style:text-properties style:font-name="Ubuntu Mono" fo:font-size="14pt" fo:font-weight="normal" officeooo:paragraph-rsid="00290446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Courier New" fo:font-size="14pt" fo:font-style="normal" fo:font-weight="bold" officeooo:rsid="001f8304" officeooo:paragraph-rsid="001f8304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 fo:break-before="page"/>
      <style:text-properties style:font-name="Ubuntu" fo:font-size="16pt" fo:font-style="normal" fo:font-weight="bold" officeooo:rsid="001f8304" officeooo:paragraph-rsid="001f8304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officeooo:paragraph-rsid="001f8304"/>
    </style:style>
    <style:style style:name="P18" style:family="paragraph" style:parent-style-name="Text_20_body">
      <style:paragraph-properties fo:margin-left="0cm" fo:margin-right="0cm" fo:line-height="115%" fo:text-align="justify" style:justify-single-word="false" fo:text-indent="0cm" style:auto-text-indent="false"/>
      <style:text-properties style:font-name="Ubuntu Mono" fo:font-size="14pt" officeooo:paragraph-rsid="002abe57" style:font-size-asian="14pt" style:font-size-complex="14pt"/>
    </style:style>
    <style:style style:name="P1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style:font-name="Ubuntu Mono"/>
    </style:style>
    <style:style style:name="T1" style:family="text">
      <style:text-properties style:font-name="Ubuntu" fo:font-size="20pt" fo:font-weight="bold" officeooo:rsid="001acb33" style:font-size-asian="20pt" style:font-weight-asian="bold" style:font-size-complex="20pt" style:font-weight-complex="bold"/>
    </style:style>
    <style:style style:name="T2" style:family="text">
      <style:text-properties officeooo:rsid="001b9cd9"/>
    </style:style>
    <style:style style:name="T3" style:family="text">
      <style:text-properties officeooo:rsid="001f8304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lwgTypewriter"/>
    </style:style>
    <style:style style:name="T6" style:family="text">
      <style:text-properties style:font-name="TlwgTypewriter" fo:font-weight="normal" style:font-weight-asian="normal" style:font-weight-complex="normal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1f8304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000000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normal" officeooo:rsid="002a0886"/>
    </style:style>
    <style:style style:name="T12" style:family="text">
      <style:text-properties fo:font-variant="normal" fo:text-transform="none" fo:color="#000000" fo:letter-spacing="normal" fo:font-style="normal" fo:font-weight="normal" officeooo:rsid="002a0886" style:font-weight-asian="normal" style:font-weight-complex="normal"/>
    </style:style>
    <style:style style:name="T13" style:family="text">
      <style:text-properties fo:font-variant="normal" fo:text-transform="none" fo:color="#000000" fo:letter-spacing="normal" fo:font-style="italic" fo:font-weight="normal" officeooo:rsid="001f8304" style:font-style-asian="normal" style:font-weight-asian="bold" style:font-style-complex="normal" style:font-weight-complex="bold"/>
    </style:style>
    <style:style style:name="T14" style:family="text">
      <style:text-properties fo:font-variant="normal" fo:text-transform="none" fo:color="#000000" fo:letter-spacing="normal" officeooo:rsid="002a0886"/>
    </style:style>
    <style:style style:name="T15" style:family="text">
      <style:text-properties fo:font-variant="normal" fo:text-transform="none" fo:color="#000000" fo:font-size="14pt" fo:letter-spacing="normal" fo:font-style="normal" fo:font-weight="normal" style:font-size-asian="14pt" style:font-style-asian="normal" style:font-size-complex="14pt" style:font-style-complex="normal"/>
    </style:style>
    <style:style style:name="T16" style:family="text">
      <style:text-properties fo:font-variant="normal" fo:text-transform="none" fo:color="#000000" fo:font-size="14pt" fo:letter-spacing="normal" fo:font-style="normal" fo:font-weight="normal" officeooo:rsid="0024cc64" style:font-size-asian="14pt" style:font-style-asian="normal" style:font-size-complex="14pt" style:font-style-complex="normal"/>
    </style:style>
    <style:style style:name="T17" style:family="text">
      <style:text-properties fo:font-variant="normal" fo:text-transform="none" fo:color="#000000" style:font-name="Ubuntu Mono" fo:font-size="14pt" fo:letter-spacing="normal" fo:font-style="normal" fo:font-weight="normal" officeooo:rsid="0021c41b" style:font-size-asian="14pt" style:font-style-asian="normal" style:font-weight-asian="bold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font-name="Ubuntu Mono" fo:font-size="14pt" fo:letter-spacing="normal" fo:font-style="normal" fo:font-weight="normal" officeooo:rsid="002327e9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fo:color="#000000" style:font-name="Ubuntu Mono" fo:font-size="14pt" fo:letter-spacing="normal" fo:font-style="normal" fo:font-weight="normal" officeooo:rsid="001f8304" style:font-size-asian="14pt" style:font-style-asian="normal" style:font-weight-asian="bold" style:font-size-complex="14pt" style:font-style-complex="normal" style:font-weight-complex="bold"/>
    </style:style>
    <style:style style:name="T20" style:family="text">
      <style:text-properties fo:font-variant="normal" fo:text-transform="none" fo:color="#000000" style:font-name="Ubuntu Mono" fo:font-size="14pt" fo:letter-spacing="normal" fo:font-style="normal" fo:font-weight="normal" officeooo:rsid="001f830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1" style:family="text">
      <style:text-properties fo:font-variant="normal" fo:text-transform="none" fo:color="#000000" style:font-name="Ubuntu Mono" fo:font-size="14pt" fo:letter-spacing="normal" fo:font-style="normal" fo:font-weight="normal" officeooo:rsid="002a0886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22" style:family="text">
      <style:text-properties fo:font-variant="normal" fo:text-transform="none" fo:color="#000000" style:font-name="Ubuntu Mono" fo:font-size="14pt" fo:letter-spacing="normal" fo:font-style="normal" fo:font-weight="normal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000000" style:font-name="Ubuntu Mono" fo:font-size="14pt" fo:letter-spacing="normal" fo:font-style="normal" fo:font-weight="normal" officeooo:rsid="002327e9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000000" style:font-name="Ubuntu Mono" fo:font-size="14pt" fo:letter-spacing="normal" fo:font-style="normal" fo:font-weight="bold" style:font-size-asian="14pt" style:font-style-asian="normal" style:font-size-complex="14pt" style:font-style-complex="normal"/>
    </style:style>
    <style:style style:name="T25" style:family="text">
      <style:text-properties fo:font-variant="normal" fo:text-transform="none" fo:color="#000000" style:font-name="Ubuntu Mono" fo:font-size="14pt" fo:letter-spacing="normal" fo:font-weight="normal"/>
    </style:style>
    <style:style style:name="T26" style:family="text">
      <style:text-properties fo:font-variant="normal" fo:text-transform="none" fo:color="#000000" style:font-name="Ubuntu Mono" fo:font-size="14pt" fo:letter-spacing="normal" fo:font-weight="normal" officeooo:rsid="001f8304" style:font-size-asian="16pt" style:font-weight-asian="normal" style:font-size-complex="16pt" style:font-weight-complex="normal"/>
    </style:style>
    <style:style style:name="T27" style:family="text">
      <style:text-properties fo:font-variant="normal" fo:text-transform="none" fo:color="#000000" style:font-name="Ubuntu Mono" fo:font-size="14pt" fo:letter-spacing="normal" fo:font-weight="normal" officeooo:rsid="001f8304"/>
    </style:style>
    <style:style style:name="T28" style:family="text">
      <style:text-properties fo:font-variant="normal" fo:text-transform="none" fo:color="#000000" style:font-name="Courier New" fo:font-size="14pt" fo:letter-spacing="normal" fo:font-weight="normal"/>
    </style:style>
    <style:style style:name="T29" style:family="text">
      <style:text-properties fo:font-variant="normal" fo:text-transform="none" fo:color="#000000" style:font-name="Courier New" fo:font-size="14pt" fo:letter-spacing="normal" fo:font-weight="normal" officeooo:rsid="001f8304"/>
    </style:style>
    <style:style style:name="T30" style:family="text">
      <style:text-properties fo:font-variant="normal" fo:text-transform="none" fo:color="#000000" style:font-name="Courier New" fo:font-size="14pt" fo:letter-spacing="normal" fo:font-weight="normal" officeooo:rsid="001f8304" style:font-size-asian="16pt" style:font-weight-asian="normal" style:font-size-complex="16pt" style:font-weight-complex="normal"/>
    </style:style>
    <style:style style:name="T31" style:family="text">
      <style:text-properties fo:font-variant="normal" fo:text-transform="none" fo:color="#000000" style:font-name="Courier New" fo:font-size="14pt" fo:letter-spacing="normal" fo:font-style="normal" fo:font-weight="normal" officeooo:rsid="0021c41b" style:font-size-asian="14pt" style:font-style-asian="normal" style:font-weight-asian="bold" style:font-size-complex="14pt" style:font-style-complex="normal" style:font-weight-complex="bold"/>
    </style:style>
    <style:style style:name="T32" style:family="text">
      <style:text-properties fo:font-variant="normal" fo:text-transform="none" fo:color="#000000" style:font-name="Courier New" fo:font-size="14pt" fo:letter-spacing="normal" fo:font-style="normal" fo:font-weight="normal" officeooo:rsid="002327e9" style:font-size-asian="14pt" style:font-style-asian="normal" style:font-weight-asian="bold" style:font-size-complex="14pt" style:font-style-complex="normal" style:font-weight-complex="bold"/>
    </style:style>
    <style:style style:name="T33" style:family="text">
      <style:text-properties fo:font-variant="normal" fo:text-transform="none" fo:color="#000000" style:font-name="Courier New" fo:font-size="14pt" fo:letter-spacing="normal" fo:font-style="normal" fo:font-weight="normal" officeooo:rsid="001f8304" style:font-size-asian="14pt" style:font-style-asian="normal" style:font-weight-asian="bold" style:font-size-complex="14pt" style:font-style-complex="normal" style:font-weight-complex="bold" loext:padding="0cm" loext:border="none"/>
    </style:style>
    <style:style style:name="T34" style:family="text">
      <style:text-properties fo:font-variant="normal" fo:text-transform="none" fo:color="#000000" style:font-name="Courier New" fo:font-size="14pt" fo:letter-spacing="normal" fo:font-style="normal" fo:font-weight="normal" style:font-size-asian="14pt" style:font-style-asian="normal" style:font-size-complex="14pt" style:font-style-complex="normal"/>
    </style:style>
    <style:style style:name="T35" style:family="text">
      <style:text-properties fo:font-variant="normal" fo:text-transform="none" fo:color="#000000" style:font-name="Courier New" fo:font-size="14pt" fo:letter-spacing="normal" fo:font-style="normal" fo:font-weight="normal" officeooo:rsid="0024cc64" style:font-size-asian="14pt" style:font-style-asian="normal" style:font-size-complex="14pt" style:font-style-complex="normal"/>
    </style:style>
    <style:style style:name="T36" style:family="text">
      <style:text-properties fo:font-variant="normal" fo:text-transform="none" fo:color="#000000" style:font-name="Courier New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Courier New" fo:letter-spacing="normal"/>
    </style:style>
    <style:style style:name="T38" style:family="text">
      <style:text-properties fo:font-variant="normal" fo:text-transform="none" fo:color="#000000" style:font-name="Courier New" fo:letter-spacing="normal" fo:font-style="normal" fo:font-weight="normal"/>
    </style:style>
    <style:style style:name="T39" style:family="text">
      <style:text-properties fo:font-variant="normal" fo:text-transform="none" fo:color="#000000" style:font-name="Courier New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Courier New" fo:letter-spacing="normal" fo:font-style="normal" fo:font-weight="normal" style:font-size-asian="14pt" style:font-style-asian="normal" style:font-size-complex="14pt" style:font-style-complex="normal"/>
    </style:style>
    <style:style style:name="T41" style:family="text">
      <style:text-properties fo:font-variant="normal" fo:text-transform="none" fo:color="#000000" style:font-name="Courier New" fo:letter-spacing="normal" fo:font-style="normal" fo:font-weight="normal" officeooo:rsid="001f8304" style:font-style-asian="normal" style:font-weight-asian="bold" style:font-style-complex="normal" style:font-weight-complex="bold"/>
    </style:style>
    <style:style style:name="T42" style:family="text">
      <style:text-properties fo:font-variant="normal" fo:text-transform="none" fo:color="#161616" style:font-name="Ubuntu Mono" fo:font-size="14pt" fo:letter-spacing="normal" fo:font-style="normal" fo:font-weight="normal" officeooo:rsid="001f8304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161616" style:font-name="Courier New" fo:font-size="14pt" fo:letter-spacing="normal" fo:font-style="normal" fo:font-weight="normal" officeooo:rsid="001f8304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font-variant="normal" fo:text-transform="none" fo:color="#181818" fo:letter-spacing="normal" fo:font-style="normal" fo:font-weight="normal" style:font-size-asian="14pt" style:font-size-complex="14pt"/>
    </style:style>
    <style:style style:name="T45" style:family="text">
      <style:text-properties fo:font-variant="normal" fo:text-transform="none" fo:color="#181818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6000" fo:letter-spacing="normal" fo:font-style="italic" fo:font-weight="normal" style:font-size-asian="14pt" style:font-size-complex="14pt"/>
    </style:style>
    <style:style style:name="T47" style:family="text">
      <style:text-properties fo:color="#000000" style:font-name="Courier New" fo:font-size="14pt" fo:letter-spacing="normal" fo:font-weight="normal"/>
    </style:style>
    <style:style style:name="T48" style:family="text">
      <style:text-properties fo:font-style="normal" fo:font-weight="normal" officeooo:rsid="0028cf89" style:font-size-asian="14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tyle="normal" officeooo:rsid="00290446" style:font-style-asian="normal" style:font-style-complex="normal"/>
    </style:style>
    <style:style style:name="T50" style:family="text">
      <style:text-properties fo:font-style="normal" officeooo:rsid="001f8304" style:font-style-asian="normal" style:font-style-complex="normal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style:font-name="Ubuntu Mono" fo:font-size="14pt" fo:font-style="normal" fo:font-weight="normal" officeooo:rsid="001f8304" style:font-size-asian="14pt" style:font-style-asian="normal" style:font-weight-asian="normal" style:font-size-complex="14pt" style:font-style-complex="normal" style:font-weight-complex="normal"/>
    </style:style>
    <style:style style:name="T53" style:family="text">
      <style:text-properties style:font-name="Ubuntu Mono" fo:font-size="14pt" fo:font-style="normal" fo:font-weight="normal" officeooo:rsid="002c27cb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style:font-name="Courier New"/>
    </style:style>
    <style:style style:name="T55" style:family="text">
      <style:text-properties style:font-name="Courier New" officeooo:rsid="00271498"/>
    </style:style>
    <style:style style:name="T56" style:family="text">
      <style:text-properties style:font-name="Courier New" officeooo:rsid="0028cf89"/>
    </style:style>
    <style:style style:name="T57" style:family="text">
      <style:text-properties style:font-name="Courier New" fo:font-style="normal" fo:font-weight="normal" officeooo:rsid="0028cf89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style:font-name="Courier New" fo:font-style="normal" officeooo:rsid="00290446" style:font-style-asian="normal" style:font-style-complex="normal"/>
    </style:style>
    <style:style style:name="T59" style:family="text">
      <style:text-properties style:font-name="Courier New" fo:font-style="normal" officeooo:rsid="001f8304" style:font-style-asian="normal" style:font-style-complex="normal"/>
    </style:style>
    <style:style style:name="T60" style:family="text">
      <style:text-properties style:font-name="Courier New" fo:font-size="14pt" style:font-size-asian="14pt" style:font-size-complex="14pt"/>
    </style:style>
    <style:style style:name="T61" style:family="text">
      <style:text-properties style:font-name="Courier New" fo:font-size="14pt" officeooo:rsid="002a0886" style:font-size-asian="14pt" style:font-size-complex="14pt"/>
    </style:style>
    <style:style style:name="T62" style:family="text">
      <style:text-properties style:font-name="Courier New" fo:font-size="14pt" fo:font-style="normal" fo:font-weight="normal" officeooo:rsid="001f8304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style:font-name="Courier New" fo:font-size="14pt" fo:font-style="normal" fo:font-weight="normal" officeooo:rsid="002c27cb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style:font-name="Courier New" fo:font-size="16pt" fo:font-weight="bold" style:font-size-asian="16pt" style:font-weight-asian="bold" style:font-size-complex="16pt" style:font-weight-complex="bold"/>
    </style:style>
    <style:style style:name="T65" style:family="text">
      <style:text-properties style:font-name="Courier New" fo:font-size="16pt" fo:font-weight="bold" officeooo:rsid="002c27cb" style:font-size-asian="16pt" style:font-weight-asian="bold" style:font-size-complex="16pt" style:font-weight-complex="bold"/>
    </style:style>
    <style:style style:name="T66" style:family="text">
      <style:text-properties style:font-name="Courier New" fo:font-size="16pt" style:font-size-asian="16pt" style:font-size-complex="16pt"/>
    </style:style>
    <style:style style:name="T67" style:family="text">
      <style:text-properties style:font-name="Courier New" officeooo:rsid="002c27cb"/>
    </style:style>
    <style:style style:name="T68" style:family="text">
      <style:text-properties style:font-name="Courier New" fo:font-weight="bold" style:font-weight-asian="bold" style:font-weight-complex="bold"/>
    </style:style>
    <style:style style:name="T69" style:family="text">
      <style:text-properties style:font-name="Courier New" fo:font-weight="bold" officeooo:rsid="002c27cb" style:font-weight-asian="bold" style:font-weight-complex="bold"/>
    </style:style>
    <style:style style:name="T70" style:family="text">
      <style:text-properties officeooo:rsid="002a0886"/>
    </style:style>
    <style:style style:name="T71" style:family="text">
      <style:text-properties officeooo:rsid="002abe57"/>
    </style:style>
    <style:style style:name="T72" style:family="text">
      <style:text-properties officeooo:rsid="002c27cb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https://www.programiz.com/c-programming/library-function/ctype.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span text:style-name="T1">Computer Networks</text:span></text:p>
      <text:p text:style-name="P2">Assignment <text:span text:style-name="T3">9</text:span></text:p>
      <text:p text:style-name="P3"/>
      <text:p text:style-name="P3"/>
      <text:p text:style-name="P3"/>
      <text:p text:style-name="P3">2020-21</text:p>
      <text:p text:style-name="P3">Even Semester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ubmitted By</text:p>
      <text:p text:style-name="P3">Abhishek Kumar</text:p>
      <text:p text:style-name="P3">19ucs241</text:p>
      <text:p text:style-name="P3">Lab <text:span text:style-name="T2">Batch:</text:span> <text:s/>C4</text:p>
      <text:p text:style-name="P16">Objective: <text:span text:style-name="T4">Report the significance of the following header files used in the </text:span><text:span text:style-name="T6">getaddrinfo()</text:span><text:span text:style-name="T4"> function:</text:span></text:p>
      <text:p text:style-name="P5"><text:span text:style-name="T4"/></text:p>
      <text:p text:style-name="P5">a)<text:span text:style-name="T54"> arpa/inet.h</text:span></text:p>
      <text:p text:style-name="P1"><text:span text:style-name="T30">arpa/inet.h</text:span><text:span text:style-name="T26"> has definitions for internet operations used in </text:span><text:span text:style-name="T30">getaddrinfo()</text:span><text:span text:style-name="T26">. It makes </text:span><text:span text:style-name="T25">available the type </text:span><text:span text:style-name="T28">in_port_t</text:span><text:span text:style-name="T25"> and the type </text:span><text:span text:style-name="T28">in_addr_t</text:span><text:span text:style-name="T25"> <text:s/></text:span><text:span text:style-name="T27">and </text:span><text:span text:style-name="T29">n_addr</text:span><text:span text:style-name="T27"> structure </text:span><text:span text:style-name="T25">as defined in the description of </text:span><text:span text:style-name="T47">&lt;netinet/in.h&gt;</text:span><text:span text:style-name="T25">. </text:span><text:span text:style-name="T27">Therefore we can conclude that Inclusion of the </text:span><text:span text:style-name="T29">&lt;arpa/inet.h&gt;</text:span><text:span text:style-name="T27"> header may also make visible all symbols from </text:span><text:span text:style-name="T29">&lt;netinet/in.h&gt;</text:span><text:span text:style-name="T27"> and </text:span><text:span text:style-name="T29">&lt;inttypes.h&gt;</text:span><text:span text:style-name="T27">.</text:span></text:p>
      <text:p text:style-name="P5">b) <text:span text:style-name="T54">netinet/in.h</text:span></text:p>
      <text:p text:style-name="P9"><text:span text:style-name="T42">The </text:span><text:span text:style-name="T43">netinet/in.h</text:span><text:span text:style-name="T42"> header file contains definitions for the internet protocol family. </text:span><text:span text:style-name="T17">This in included in </text:span><text:span text:style-name="T31">getaddrinfo()</text:span><text:span text:style-name="T17"> to define </text:span><text:span text:style-name="T32">in_port_t</text:span><text:span text:style-name="T18"> and </text:span><text:span text:style-name="T32">in_addr_t</text:span><text:span text:style-name="T19"> <text:s/>through <text:s/>typedef. </text:span><text:span text:style-name="T22">The </text:span><text:span text:style-name="T34">&lt;netinet/in.h&gt;</text:span><text:span text:style-name="T22"> header defines the </text:span><text:span text:style-name="T36">in_addr</text:span><text:span text:style-name="T24"> </text:span><text:span text:style-name="T22">structure that includes at least the </text:span><text:span text:style-name="Source_20_Text"><text:span text:style-name="T34">in_addr_t</text:span></text:span><text:span text:style-name="Source_20_Text"><text:span text:style-name="T22">, </text:span></text:span><text:span text:style-name="Source_20_Text"><text:span text:style-name="T34">s_addr</text:span></text:span><text:span text:style-name="Source_20_Text"><text:span text:style-name="T22">. </text:span></text:span><text:span text:style-name="Source_20_Text"><text:span text:style-name="T23">Also </text:span></text:span><text:span text:style-name="T34">&lt;netinet/in.h&gt;</text:span><text:span text:style-name="T22"> header defines the </text:span><text:span text:style-name="T36">sockaddr_in</text:span><text:span text:style-name="T24"> </text:span><text:span text:style-name="T22">structure that includes at least the following member: </text:span><text:span text:style-name="Source_20_Text"><text:span text:style-name="T34">sa_family_t, <text:s text:c="3"/>sin_family, in_port_t, sin_port, struct in_addr, sin_addr,unsigned char </text:span></text:span><text:span text:style-name="Source_20_Text"><text:span text:style-name="T35">and s</text:span></text:span><text:span text:style-name="Source_20_Text"><text:span text:style-name="T34">in_zero[8].</text:span></text:span></text:p>
      <text:p text:style-name="P19"><text:span text:style-name="T15">The </text:span><text:span text:style-name="T34">&lt;netinet/in.h&gt;</text:span><text:span text:style-name="T15"> header defines the macros for use as values of the level argument of </text:span><text:span text:style-name="T34">getsockopt()</text:span><text:span text:style-name="T15"> and </text:span><text:span text:style-name="T34">setsockopt()</text:span><text:span text:style-name="T15">. </text:span><text:span text:style-name="T16">It also</text:span><text:span text:style-name="T15"> defines the macros for use as destination addresses for </text:span><text:span text:style-name="T34">connect(), sendmsg() </text:span><text:span text:style-name="T15">and</text:span><text:span text:style-name="T34"> sendto()</text:span><text:span text:style-name="T15">. </text:span><text:span text:style-name="T16">Also</text:span><text:span text:style-name="T35"> n</text:span><text:span text:style-name="T34">tohl(), ntohs(), htonl() </text:span><text:span text:style-name="T15">and</text:span><text:span text:style-name="T34"> htons()</text:span><text:span text:style-name="T15"> as defined in the description of </text:span><text:span text:style-name="T34">&lt;arpa/inet.h&gt;</text:span><text:span text:style-name="T15"> are available. Inclusion of the </text:span><text:span text:style-name="T34">&lt;netinet/in.h&gt;</text:span><text:span text:style-name="T15"> header may also make visible all symbols from </text:span><text:span text:style-name="T34">&lt;arpa/inet.h&gt;</text:span><text:span text:style-name="T15">.</text:span></text:p>
      <text:p text:style-name="P7"/>
      <text:p text:style-name="P5">c) <text:span text:style-name="T54">sys/socket.h</text:span></text:p>
      <text:p text:style-name="P11"><text:span text:style-name="T55">s</text:span><text:span text:style-name="T54">ys/socket.h</text:span> is used to define <text:span text:style-name="T54">socklen_t</text:span> which is intiger of atleast 32 bytes. It is used to define unsigned intiger type <text:span text:style-name="T54">sa_family_t</text:span> It is used to define <text:span text:style-name="T54">sockaddr</text:span> socket which is used in <text:span text:style-name="T54">bind(), connect(), recvfrom() and send(</text:span><text:span text:style-name="T56">).</text:span> It defines the following macros: <text:span text:style-name="T54">SOCK_DGRAM , SOCK_RAW , SOCK_STREAM , SOCK_SEQPACKET </text:span>etc<text:span text:style-name="T54">.</text:span></text:p>
      <text:p text:style-name="P8"/>
      <text:p text:style-name="P5"/>
      <text:p text:style-name="P5"><text:soft-page-break/>d) <text:span text:style-name="T54">net/if.h</text:span></text:p>
      <text:p text:style-name="P11">It is used to define <text:span text:style-name="T54">if_nameindex</text:span> structure that includes <text:span text:style-name="T54">if_index</text:span> and <text:span text:style-name="T54">if_name</text:span> members. It defines the macro <text:span text:style-name="T54">IF_NAMESIZE.</text:span></text:p>
      <text:p text:style-name="P5"/>
      <text:p text:style-name="P5">e) <text:span text:style-name="T54">errno.h </text:span></text:p>
      <text:p text:style-name="P13"><text:span text:style-name="T57">errno.h</text:span><text:span text:style-name="T48"> defines </text:span><text:span text:style-name="T45">number of last error. The </text:span><text:span text:style-name="T39">&lt;errno.h&gt;</text:span><text:span text:style-name="T45"> header file defines the integer variable </text:span><text:span text:style-name="T10">errno</text:span><text:span text:style-name="T45">, which is set by system calls and some library functions in the event of an error to indicate what went wrong. </text:span><text:span text:style-name="T44">The value in </text:span><text:span text:style-name="T40">errno</text:span><text:span text:style-name="T44"> is significant only when the return value of the call indicated an error (i.e., -1 from most system calls; -1 or NULL from most library functions); a function that succeeds </text:span><text:span text:style-name="T46">is </text:span><text:span text:style-name="T44">allowed to change </text:span><text:span text:style-name="T40">errno</text:span><text:span text:style-name="T44">. <text:s/>The value of </text:span><text:span text:style-name="T40">errno</text:span><text:span text:style-name="T44"> is never set to zero by any system call or library function.</text:span></text:p>
      <text:p text:style-name="P6"/>
      <text:p text:style-name="P5">f) <text:span text:style-name="T54">netdb.h </text:span></text:p>
      <text:p text:style-name="P14"><text:span text:style-name="T58">netdb.h</text:span><text:span text:style-name="T49"> defines </text:span><text:span text:style-name="T50">network database operations. It makes available </text:span><text:span text:style-name="T59">in_port_t</text:span><text:span text:style-name="T50"> and </text:span><text:span text:style-name="T59">in_addr_t</text:span><text:span text:style-name="T50"> as defined in </text:span><text:span text:style-name="T59">&lt;netinet/in.h&gt;</text:span><text:span text:style-name="T50">. </text:span></text:p>
      <text:p text:style-name="P14"><text:span text:style-name="T50">It defines hostnet structure which includes members: </text:span><text:span text:style-name="T59">h_name </text:span><text:span text:style-name="T50">(name of host), </text:span><text:span text:style-name="T59">h_aliases </text:span><text:span text:style-name="T50">(pointer to alternative host names), </text:span><text:span text:style-name="T59">h_addrtype </text:span><text:span text:style-name="T50">(address type), etc. </text:span></text:p>
      <text:p text:style-name="P14"><text:span text:style-name="T50">It defines netent structure which includes members: </text:span><text:span text:style-name="T59">n_name, _aliases, n_addrtype,</text:span><text:span text:style-name="T50"> etc.</text:span></text:p>
      <text:p text:style-name="P14"><text:span text:style-name="T50">It defines protent structure which includes members: </text:span><text:span text:style-name="T59">p_name , p_aliases, p_proto</text:span><text:span text:style-name="T50">. It defines macro </text:span><text:span text:style-name="T59">IPPORT_RESERVED, HOST_NOT_FOUND , NO_DATA</text:span><text:span text:style-name="T50">, etc.</text:span></text:p>
      <text:p text:style-name="P5"/>
      <text:p text:style-name="P5">g) <text:span text:style-name="T54">ctype.h </text:span></text:p>
      <text:p text:style-name="P17"><text:span text:style-name="T20">The </text:span><text:span text:style-name="T33">&lt;ctype.h&gt;</text:span><text:span text:style-name="T20"> header file declares a set of functions to classify (and transform) individual characters. For example, </text:span><text:span text:style-name="T33">isupper()</text:span><text:span text:style-name="T20"> checks whether a character is uppercase or not. </text:span><text:span text:style-name="T21">Other funtions defined in this header file are</text:span> <text:span text:style-name="T61">int</text:span><text:span text:style-name="T70"> </text:span><text:span text:style-name="T60">isalnum(int</text:span><text:span text:style-name="T61">)</text:span><text:span text:style-name="T60">, int isalpha(int), int isblank(int), int iscntrl(int), int isdigit(int), int isgraph(int), int islower(int), int isprint(int), int ispunct(int), int isspace(int), int isupper(int), int isxdigit(int), </text:span><text:span text:style-name="T61">etc.</text:span></text:p>
      <text:p text:style-name="P17"><text:span text:style-name="T61"/></text:p>
      <text:p text:style-name="P17"><text:span text:style-name="T61"/></text:p>
      <text:p text:style-name="P17"><text:span text:style-name="T61"/></text:p>
      <text:p text:style-name="P5"><text:soft-page-break/>h) <text:span text:style-name="T54">stdbool.h </text:span></text:p>
      <text:p text:style-name="P18"><text:span text:style-name="T9">The </text:span><text:span text:style-name="T41">&lt;stdbool.h&gt;</text:span><text:span text:style-name="T13"> </text:span><text:span text:style-name="T9">header define the following macros: </text:span><text:span text:style-name="T38">bool</text:span><text:span text:style-name="T8"> </text:span><text:span text:style-name="T11">(Expands to </text:span><text:span text:style-name="T12">_Bool</text:span><text:span text:style-name="T11">), </text:span><text:span text:style-name="T38">true</text:span><text:span text:style-name="T8"> </text:span><text:span text:style-name="T11">(</text:span><text:span text:style-name="T8">Expands to the integer constant 1</text:span><text:span text:style-name="T11">), </text:span><text:span text:style-name="T38">false</text:span><text:span text:style-name="T11">(</text:span><text:span text:style-name="T8">Expands to the integer constant 0</text:span><text:span text:style-name="T11">), </text:span><text:span text:style-name="T38">__bool_true_false_are_defined</text:span><text:span text:style-name="T8"> </text:span><text:span text:style-name="T11">(</text:span><text:span text:style-name="T8">Expands to the integer constant 1</text:span><text:span text:style-name="T11">)</text:span></text:p>
      <text:p text:style-name="P5"/>
      <text:p text:style-name="P5">i) <text:span text:style-name="T54">resolv/resolv-internal.h</text:span></text:p>
      <text:p text:style-name="P10"><text:span text:style-name="T62">resolv/resolv-internal.h </text:span><text:span text:style-name="T53">i</text:span><text:span text:style-name="T52">ncludes following functions: </text:span><text:span text:style-name="T62">int __res_context_mkquery, __res_context_search, __res_context_query, __res_context_send.</text:span></text:p>
      <text:p text:style-name="P15"/>
      <text:p text:style-name="P5">j) <text:span text:style-name="T54">resolv/resolv_context.h </text:span></text:p>
      <text:p text:style-name="P12"><text:span text:style-name="T54">resolv/resolv_context.h </text:span><text:span text:style-name="T72">is used to define in</text:span><text:span text:style-name="T67"> getaddrinfo() </text:span><text:span text:style-name="T72">the</text:span><text:span text:style-name="T67"> </text:span><text:span text:style-name="T54">struct resolv_context</text:span> objects are allocated on the heap, initialized by <text:span text:style-name="T54">__resolv_context_get</text:span> (and its variants), and destroyed by <text:span text:style-name="T54">__resolv_context_put</text:span>. A nested call to <text:span text:style-name="T54">__resolv_context_get </text:span>(after another call to <text:span text:style-name="T54">__resolv_context_get</text:span> without a matching <text:span text:style-name="T54">__resolv_context_put</text:span> call, on the same thread) returns the original pointer, instead of allocating a new context. <text:s/>This prevents unexpected reloading of the resolver configuration.</text:p>
      <text:p text:style-name="P5"/>
      <text:p text:style-name="P5">k) <text:span text:style-name="T54">resolv/res_use_inet6.h</text:span></text:p>
      <text:p text:style-name="P12"><text:span text:style-name="T54">resolv/res_use_inet6.h</text:span><text:span text:style-name="T64"> </text:span>Includes following functions <text:span text:style-name="T72">in </text:span><text:span text:style-name="T67">getaddrinfo()</text:span>: <text:span text:style-name="T54">Static inline</text:span> <text:span text:style-name="T54">void __resolv_context_enable_inet6(struct resolv_context *ctx, bool enable)</text:span> <text:span text:style-name="T71">a</text:span>nd <text:span text:style-name="T54">__resolv_context_disable_inet6(struct resolv_context *ctx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BM Plex Sans" svg:font-family="'IBM Plex Sans', 'Helvetica Neue', Arial, sans-serif"/>
    <style:font-face style:name="Lohit Devanagari1" svg:font-family="'Lohit Devanagari'"/>
    <style:font-face style:name="Times New Roman" svg:font-family="'Times New Roman'"/>
    <style:font-face style:name="Verdana" svg:font-family="Verdana, Arial, Helvetica, sans-serif"/>
    <style:font-face style:name="euclid circular a" svg:font-family="'euclid circular a', arial, 'source sans pro', 'helvetica neue', helvetica, arial, sans-serif"/>
    <style:font-face style:name="monospace" svg:font-family="monospace, courier"/>
    <style:font-face style:name="Nimbus Mono PS" svg:font-family="'Nimbus Mono PS'" style:font-pitch="fixed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3T19:16:21.535869199</meta:creation-date>
    <dc:date>2021-04-03T22:40:18.097208753</dc:date>
    <meta:editing-duration>PT8M5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4" meta:paragraph-count="35" meta:word-count="628" meta:character-count="4612" meta:non-whitespace-character-count="4002"/>
  </office:meta>
</office:document-meta>
</file>